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2000000C100000077EE12A789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svg:title>TexMaths</svg:title>
          <svg:desc>10§latex§\begin{align*}
Z&amp;=R+jX\\
\left|{Z}\right|&amp;=\sqrt{R^2+X^2}\\
\phi_Z&amp;=\tan^{-1} \frac{X}{R}\\
v(t)&amp;=V_0 \cos (\omega t +\alpha)\\
i(t)&amp;=\frac{V_0}{\left|{Z}\right| } \cos (\omega t +\alpha-\phi_Z)\\
&amp;=I_0  \cos (\omega t +\alpha-\phi_Z)
\end{align*}§svg§600§FALSE</svg:desc>
          <draw:polygon draw:style-name="gr1" draw:layer="layout" svg:width="4.278cm" svg:height="3.9cm" svg:x="5.283cm" svg:y="0.316cm" svg:viewBox="0 0 4279 3901" draw:points="2140,3901 0,3901 0,0 4279,0 4279,3901">
            <text:p/>
          </draw:polygon>
          <draw:path draw:style-name="gr2" draw:layer="layout" svg:width="0.234cm" svg:height="0.24cm" svg:x="5.622cm" svg:y="0.316cm" svg:viewBox="0 0 235 241" svg:d="M234 8c0-1 1-3 1-5 0-3-2-3-9-3h-149c-9 0-9 0-11 7l-19 64c-1 1-1 4-1 5 0 0 0 3 4 3 3 0 4-2 4-3 14-42 32-65 87-65h58l-198 221c0 0-1 5-1 6 0 3 2 3 9 3h153c9 0 9 0 11-7l25-78c1-1 2-4 2-5 0-2-2-4-5-4s-3 1-6 9c-15 48-32 73-92 73h-61z">
            <text:p/>
          </draw:path>
          <draw:path draw:style-name="gr2" draw:layer="layout" svg:width="0.234cm" svg:height="0.082cm" svg:x="5.984cm" svg:y="0.427cm" svg:viewBox="0 0 235 83" svg:d="M223 14c5 0 12 0 12-7s-7-7-12-7h-211c-5 0-12 0-12 7s7 7 12 7zM223 83c5 0 12 0 12-7s-7-7-12-7h-211c-5 0-12 0-12 7s7 7 12 7z">
            <text:p/>
          </draw:path>
          <draw:path draw:style-name="gr2" draw:layer="layout" svg:width="0.251cm" svg:height="0.248cm" svg:x="6.349cm" svg:y="0.316cm" svg:viewBox="0 0 252 249" svg:d="M118 24c2-8 3-12 10-13 3 0 14 0 21 0 25 0 64 0 64 35 0 12-5 36-19 50-9 9-28 20-60 20h-39zM169 121c35-8 77-32 77-68 0-30-31-53-78-53h-100c-7 0-10 0-10 7 0 4 3 4 9 4 1 0 8 0 14 1 6 0 9 1 9 5 0 2 0 3-1 7l-47 189c-4 14-5 17-32 17-7 0-10 0-10 7 0 4 4 4 5 4 10 0 35-1 44-1 10 0 35 1 45 1 3 0 7 0 7-7 0-4-3-4-10-4-13 0-23 0-23-6 0-2 1-4 2-6l23-94h42c32 0 38 20 38 32 0 6-3 17-5 25-2 10-5 23-5 30 0 38 42 38 47 38 30 0 42-36 42-41 0-4-4-4-4-4-3 0-4 2-5 5-9 26-24 32-32 32-12 0-14-8-14-22 0-10 2-28 3-40 1-5 2-11 2-16 0-27-24-38-33-42z">
            <text:p/>
          </draw:path>
          <draw:path draw:style-name="gr2" draw:layer="layout" svg:width="0.234cm" svg:height="0.234cm" svg:x="6.702cm" svg:y="0.351cm" svg:viewBox="0 0 235 235" svg:d="M125 125h98c5 0 12 0 12-7 0-8-7-8-12-8h-98v-98c0-5 0-12-7-12-8 0-8 7-8 12v98h-98c-5 0-12 0-12 8 0 7 7 7 12 7h98v98c0 5 0 12 8 12 7 0 7-7 7-12z">
            <text:p/>
          </draw:path>
          <draw:path draw:style-name="gr2" draw:layer="layout" svg:width="0.144cm" svg:height="0.304cm" svg:x="7.029cm" svg:y="0.324cm" svg:viewBox="0 0 145 305" svg:d="M145 13c0-7-5-13-13-13s-19 8-19 19c0 7 5 12 13 12 10 0 19-9 19-18zM74 251c-7 27-24 47-44 47-2 0-7 0-13-4 10-2 16-11 16-18 0-6-4-13-14-13-9 0-19 8-19 21 0 14 14 21 31 21 25 0 58-18 67-53l32-129c2-7 2-12 2-13 0-20-15-33-33-33-36 0-56 51-56 55 0 3 4 3 4 3 4 0 4 0 7-7 9-22 25-43 44-43 5 0 12 1 12 16 0 8-1 12-3 18z">
            <text:p/>
          </draw:path>
          <draw:path draw:style-name="gr2" draw:layer="layout" svg:width="0.29cm" svg:height="0.24cm" svg:x="7.208cm" svg:y="0.316cm" svg:viewBox="0 0 291 241" svg:d="M162 96l-30-70c-1-3-2-4-2-5 0-2 6-9 21-10 3 0 7-1 7-7 0-4-4-4-5-4-15 0-30 1-45 1-9 0-30-1-39-1-2 0-7 0-7 7 0 4 4 4 9 4 21 0 23 3 26 11l42 99-75 80-4 4c-18 18-34 24-52 25-5 0-8 0-8 7 0 1 0 4 5 4 10 0 22-1 33-1 13 0 27 1 39 1 2 0 7 0 7-7 0-4-4-4-5-4-3 0-14-1-14-11 0-5 6-11 10-16l36-38 31-34 36 84c2 4 2 4 2 5 0 3-7 9-21 10-3 0-7 1-7 7 0 4 4 4 6 4 10 0 34-1 44-1 9 0 30 1 39 1 3 0 7 0 7-7 0-4-4-4-6-4-24 0-25-1-31-15-14-33-37-88-45-109 24-25 61-67 72-77 10-9 24-17 45-18 4 0 8 0 8-7 0 0 0-4-5-4-11 0-22 1-33 1-13 0-27-1-39-1-2 0-7 0-7 7 0 3 2 4 4 4 3 0 14 1 14 11 0 5-4 9-6 13z">
            <text:p/>
          </draw:path>
          <draw:path draw:style-name="gr2" draw:layer="layout" svg:width="0.014cm" svg:height="0.351cm" svg:x="5.448cm" svg:y="0.933cm" svg:viewBox="0 0 15 352" svg:d="M15 13c0-7 0-13-7-13-8 0-8 6-8 13v327c0 6 0 12 8 12 7 0 7-6 7-12z">
            <text:p/>
          </draw:path>
          <draw:path draw:style-name="gr2" draw:layer="layout" svg:width="0.234cm" svg:height="0.24cm" svg:x="5.524cm" svg:y="0.957cm" svg:viewBox="0 0 235 241" svg:d="M234 8c0-1 1-3 1-5 0-3-2-3-9-3h-149c-9 0-9 0-11 7l-19 64c-1 1-1 4-1 5 0 0 0 3 4 3 3 0 4-2 4-3 14-42 32-65 87-65h58l-198 221c0 0-1 5-1 6 0 3 2 3 9 3h153c9 0 9 0 11-7l25-78c1-1 2-4 2-5 0-2-2-4-5-4s-3 1-6 9c-15 48-32 73-92 73h-61z">
            <text:p/>
          </draw:path>
          <draw:path draw:style-name="gr2" draw:layer="layout" svg:width="0.014cm" svg:height="0.351cm" svg:x="5.81cm" svg:y="0.933cm" svg:viewBox="0 0 15 352" svg:d="M15 13c0-7 0-13-7-13-8 0-8 6-8 13v327c0 6 0 12 8 12 7 0 7-6 7-12z">
            <text:p/>
          </draw:path>
          <draw:path draw:style-name="gr2" draw:layer="layout" svg:width="0.234cm" svg:height="0.082cm" svg:x="5.984cm" svg:y="1.068cm" svg:viewBox="0 0 235 83" svg:d="M223 14c5 0 12 0 12-7s-7-7-12-7h-211c-5 0-12 0-12 7s7 7 12 7zM223 83c5 0 12 0 12-7s-7-7-12-7h-211c-5 0-12 0-12 7s7 7 12 7z">
            <text:p/>
          </draw:path>
          <draw:path draw:style-name="gr2" draw:layer="layout" svg:width="0.32cm" svg:height="0.422cm" svg:x="6.374cm" svg:y="0.837cm" svg:viewBox="0 0 321 423" svg:d="M111 423c11 0 11-1 15-7l192-403c3-4 3-5 3-6 0-4-3-7-7-7-5 0-6 3-8 7l-182 379-75-175-49 38 5 6 25-19z">
            <text:p/>
          </draw:path>
          <draw:polygon draw:style-name="gr2" draw:layer="layout" svg:width="1.333cm" svg:height="0.014cm" svg:x="6.686cm" svg:y="0.837cm" svg:viewBox="0 0 1334 15" draw:points="667,15 0,15 0,0 1334,0 1334,15">
            <text:p/>
          </draw:polygon>
          <draw:path draw:style-name="gr2" draw:layer="layout" svg:width="0.251cm" svg:height="0.248cm" svg:x="6.701cm" svg:y="0.957cm" svg:viewBox="0 0 252 249" svg:d="M118 24c2-8 3-12 10-13 3 0 14 0 21 0 25 0 64 0 64 35 0 12-5 36-19 50-9 9-28 20-60 20h-39zM169 121c35-8 77-32 77-68 0-30-31-53-78-53h-100c-7 0-10 0-10 7 0 4 3 4 9 4 1 0 8 0 14 1 6 0 9 1 9 5 0 2 0 3-1 7l-47 190c-4 13-5 16-32 16-7 0-10 0-10 7 0 4 4 4 5 4 10 0 35-1 44-1 10 0 35 1 45 1 3 0 7 0 7-7 0-4-3-4-10-4-13 0-23 0-23-6 0-2 1-4 2-6l23-94h42c32 0 38 20 38 32 0 6-3 17-5 25-2 10-5 23-5 30 0 38 42 38 47 38 30 0 42-36 42-41 0-4-4-4-4-4-3 0-4 2-5 5-9 26-24 32-32 32-12 0-14-8-14-21 0-11 2-29 3-41 1-5 2-11 2-16 0-27-24-38-33-42z">
            <text:p/>
          </draw:path>
          <draw:path draw:style-name="gr2" draw:layer="layout" svg:width="0.109cm" svg:height="0.163cm" svg:x="6.971cm" svg:y="0.932cm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layer="layout" svg:width="0.234cm" svg:height="0.234cm" svg:x="7.211cm" svg:y="0.992cm" svg:viewBox="0 0 235 235" svg:d="M125 125h98c5 0 12 0 12-7 0-8-7-8-12-8h-98v-98c0-5 0-12-7-12-8 0-8 7-8 12v98h-98c-5 0-12 0-12 8 0 7 7 7 12 7h98v98c0 5 0 12 8 12 7 0 7-7 7-12z">
            <text:p/>
          </draw:path>
          <draw:path draw:style-name="gr2" draw:layer="layout" svg:width="0.29cm" svg:height="0.24cm" svg:x="7.553cm" svg:y="0.957cm" svg:viewBox="0 0 291 241" svg:d="M162 96l-30-70c-1-3-2-4-2-5 0-2 6-9 21-10 3 0 7-1 7-7 0-4-4-4-5-4-15 0-30 1-45 1-9 0-30-1-39-1-2 0-7 0-7 7 0 4 4 4 9 4 21 0 23 3 26 11l42 99-75 80-4 4c-18 18-34 24-52 25-5 0-8 0-8 7 0 1 0 4 5 4 10 0 22-1 33-1 13 0 27 1 39 1 2 0 7 0 7-7 0-4-4-4-5-4-3 0-14-1-14-11 0-5 6-11 10-16l36-38 31-34 36 84c2 4 2 4 2 5 0 3-7 9-21 10-3 0-7 1-7 7 0 4 4 4 6 4 10 0 34-1 44-1 9 0 30 1 39 1 3 0 7 0 7-7 0-4-4-4-6-4-24 0-25-1-31-15-14-33-37-88-45-109 24-25 61-67 72-77 10-9 24-17 45-18 4 0 8 0 8-7 0 0 0-4-5-4-11 0-22 1-33 1-13 0-27-1-39-1-2 0-7 0-7 7 0 3 2 4 4 4 3 0 14 1 14 11 0 5-4 9-6 13z">
            <text:p/>
          </draw:path>
          <draw:path draw:style-name="gr2" draw:layer="layout" svg:width="0.109cm" svg:height="0.163cm" svg:x="7.877cm" svg:y="0.932cm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layer="layout" svg:width="0.184cm" svg:height="0.316cm" svg:x="5.448cm" svg:y="1.698cm" svg:viewBox="0 0 185 317" svg:d="M137 8l1-4c0-1 0-4-4-4s-4 1-5 7l-21 81c-56 2-108 49-108 97 0 34 25 61 68 64-3 11-5 22-8 33-5 17-8 30-8 31 0 4 2 4 4 4s3 0 4-1c0-1 3-10 4-15l13-52c57-2 108-49 108-97 0-28-19-60-68-64zM70 241c-22-1-47-13-47-48 0-43 30-92 83-97zM115 96c27 2 47 18 47 49 0 42-30 92-83 96z">
            <text:p/>
          </draw:path>
          <draw:path draw:style-name="gr2" draw:layer="layout" svg:width="0.176cm" svg:height="0.168cm" svg:x="5.66cm" svg:y="1.826cm" svg:viewBox="0 0 177 169" svg:d="M174 10c2-2 3-4 3-7s-2-3-6-3h-116c-6 0-7 0-8 5l-14 44c-1 3-1 4-1 4 0 2 1 4 4 4 4 0 4-2 5-4 12-35 31-44 63-44h44l-144 149c-2 2-4 4-4 8 0 3 2 3 7 3h119c7 0 7 0 9-5l17-55c1-3 1-4 1-4 0 0 0-4-4-4-3 0-3 1-5 7-11 34-24 51-67 51h-47z">
            <text:p/>
          </draw:path>
          <draw:path draw:style-name="gr2" draw:layer="layout" svg:width="0.234cm" svg:height="0.082cm" svg:x="5.984cm" svg:y="1.813cm" svg:viewBox="0 0 235 83" svg:d="M223 14c5 0 12 0 12-7s-7-7-12-7h-211c-5 0-12 0-12 7s7 7 12 7zM223 83c5 0 12 0 12-7s-7-7-12-7h-211c-5 0-12 0-12 7s7 7 12 7z">
            <text:p/>
          </draw:path>
          <draw:path draw:style-name="gr2" draw:layer="layout" svg:width="0.11cm" svg:height="0.22cm" svg:x="6.342cm" svg:y="1.725cm" svg:viewBox="0 0 111 221" svg:d="M55 76h50v-11h-50v-65h-9c-1 29-11 67-46 68v8h30v97c0 44 33 48 46 48 25 0 35-25 35-48v-20h-9v20c0 26-10 39-24 39-23 0-23-32-23-38z">
            <text:p/>
          </draw:path>
          <draw:path draw:style-name="gr2" draw:layer="layout" svg:width="0.159cm" svg:height="0.161cm" svg:x="6.486cm" svg:y="1.784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2" draw:layer="layout" svg:width="0.177cm" svg:height="0.155cm" svg:x="6.659cm" svg:y="1.786cm" svg:viewBox="0 0 178 156" svg:d="M28 35v94c0 16-4 16-28 16v11c12 0 30-1 40-1 9 0 28 1 40 1v-11c-24 0-28 0-28-16v-65c0-36 25-56 48-56 22 0 26 19 26 39v82c0 16-4 16-28 16v11c13 0 31-1 40-1s28 1 40 1v-11c-19 0-27 0-28-10v-68c0-30 0-41-11-54-5-6-16-13-37-13-26 0-42 15-52 37v-37l-50 4v11c25 0 28 2 28 20z">
            <text:p/>
          </draw:path>
          <draw:path draw:style-name="gr2" draw:layer="layout" svg:width="0.166cm" svg:height="0.012cm" svg:x="6.869cm" svg:y="1.729cm" svg:viewBox="0 0 167 13" svg:d="M157 13c4 0 10 0 10-6 0-7-5-7-10-7h-147c-4 0-10 0-10 6 0 7 6 7 10 7z">
            <text:p/>
          </draw:path>
          <draw:path draw:style-name="gr2" draw:layer="layout" svg:width="0.09cm" svg:height="0.163cm" svg:x="7.089cm" svg:y="1.633cm" svg:viewBox="0 0 91 164" svg:d="M56 7c0-7 0-7-7-7-16 16-39 16-49 16v9c6 0 22 0 36-7v126c0 8 0 11-25 11h-9v9c4 0 35-1 44-1 8 0 39 1 45 1v-9h-10c-25 0-25-3-25-11z">
            <text:p/>
          </draw:path>
          <draw:path draw:style-name="gr2" draw:layer="layout" svg:width="0.29cm" svg:height="0.24cm" svg:x="7.33cm" svg:y="1.464cm" svg:viewBox="0 0 291 241" svg:d="M162 96l-30-70c-1-3-2-4-2-5 0-2 6-9 21-10 3 0 7-1 7-7 0-4-4-4-5-4-15 0-30 1-45 1-9 0-30-1-39-1-2 0-7 0-7 7 0 4 4 4 9 4 21 0 23 3 26 11l42 99-75 80-4 4c-18 18-34 24-52 25-5 0-8 0-8 7 0 1 0 4 5 4 10 0 22-1 33-1 13 0 27 1 39 1 2 0 7 0 7-7 0-4-4-4-5-4-3 0-14-1-14-11 0-5 6-11 10-16l36-38 31-34 36 84c2 4 2 4 2 5 0 3-7 9-21 10-3 0-7 1-7 7 0 4 4 4 6 4 10 0 34-1 44-1 9 0 30 1 39 1 3 0 7 0 7-7 0-4-4-4-6-4-24 0-25-1-31-15-14-33-37-88-45-109 24-25 61-67 72-77 10-9 24-17 45-18 4 0 8 0 8-7 0 0 0-4-5-4-11 0-22 1-33 1-13 0-27-1-39-1-2 0-7 0-7 7 0 3 2 4 4 4 3 0 14 1 14 11 0 5-4 9-6 13z">
            <text:p/>
          </draw:path>
          <draw:polygon draw:style-name="gr2" draw:layer="layout" svg:width="0.319cm" svg:height="0.014cm" svg:x="7.321cm" svg:y="1.847cm" svg:viewBox="0 0 320 15" draw:points="160,15 0,15 0,0 320,0 320,15">
            <text:p/>
          </draw:polygon>
          <draw:path draw:style-name="gr2" draw:layer="layout" svg:width="0.251cm" svg:height="0.248cm" svg:x="7.36cm" svg:y="1.943cm" svg:viewBox="0 0 252 249" svg:d="M118 24c2-8 3-12 10-13 3 0 14 0 21 0 25 0 64 0 64 35 0 12-5 36-19 50-9 9-28 20-60 20h-39zM169 121c35-8 77-32 77-68 0-30-31-53-78-53h-100c-7 0-10 0-10 7 0 4 3 4 9 4 1 0 8 0 14 1 6 0 9 1 9 5 0 2 0 3-1 7l-47 189c-4 14-5 17-32 17-7 0-10 0-10 7 0 4 4 4 5 4 10 0 35-1 44-1 10 0 35 1 45 1 3 0 7 0 7-7 0-4-3-4-10-4-13 0-23 0-23-6 0-2 1-4 2-6l23-94h42c32 0 38 20 38 32 0 6-3 17-5 25-2 10-5 23-5 30 0 38 42 38 47 38 30 0 42-36 42-41 0-4-4-4-4-4-3 0-4 2-5 5-9 26-24 32-32 32-12 0-14-8-14-22 0-10 2-28 3-40 1-5 2-11 2-16 0-27-24-38-33-42z">
            <text:p/>
          </draw:path>
          <draw:path draw:style-name="gr2" draw:layer="layout" svg:width="0.154cm" svg:height="0.159cm" svg:x="5.293cm" svg:y="2.463cm" svg:viewBox="0 0 155 160" svg:d="M155 25c0-19-9-25-15-25-9 0-18 9-18 17 0 5 2 7 6 11 7 7 12 16 12 29 0 14-21 95-63 95-18 0-26-12-26-30 0-20 9-46 20-75 3-6 5-11 5-18 0-16-12-29-29-29-34 0-47 51-47 54 0 4 4 4 4 4 4 0 4-1 6-6 10-36 25-44 36-44 2 0 8 0 8 11 0 9-3 18-6 25-15 41-20 57-20 72 0 39 31 44 48 44 59 0 79-117 79-135z">
            <text:p/>
          </draw:path>
          <draw:path draw:style-name="gr2" draw:layer="layout" svg:width="0.082cm" svg:height="0.351cm" svg:x="5.501cm" svg:y="2.355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layer="layout" svg:width="0.108cm" svg:height="0.224cm" svg:x="5.611cm" svg:y="2.398cm" svg:viewBox="0 0 109 225" svg:d="M65 80h33c7 0 11 0 11-7 0-4-4-4-10-4h-31c13-50 14-57 14-59 0-6-4-10-10-10-1 0-11 0-14 13l-14 56h-33c-7 0-11 0-11 7 0 4 3 4 10 4h31c-25 100-27 106-27 112 0 19 14 33 33 33 36 0 56-52 56-54 0-4-3-4-4-4-3 0-4 1-5 5-16 37-34 45-46 45-8 0-11-4-11-16 0-9 0-11 2-17z">
            <text:p/>
          </draw:path>
          <draw:path draw:style-name="gr2" draw:layer="layout" svg:width="0.082cm" svg:height="0.351cm" svg:x="5.75cm" svg:y="2.355cm" svg:viewBox="0 0 83 352" svg:d="M83 176c0-27-4-70-24-110-21-43-52-66-55-66s-4 1-4 4c0 1 0 1 7 8 35 35 55 91 55 164 0 61-13 123-57 167-5 4-5 5-5 6 0 2 1 3 4 3s35-24 56-68c18-39 23-78 23-108z">
            <text:p/>
          </draw:path>
          <draw:path draw:style-name="gr2" draw:layer="layout" svg:width="0.234cm" svg:height="0.082cm" svg:x="5.984cm" svg:y="2.49cm" svg:viewBox="0 0 235 83" svg:d="M223 14c5 0 12 0 12-7s-7-7-12-7h-211c-5 0-12 0-12 7s7 7 12 7zM223 83c5 0 12 0 12-7s-7-7-12-7h-211c-5 0-12 0-12 7s7 7 12 7z">
            <text:p/>
          </draw:path>
          <draw:path draw:style-name="gr2" draw:layer="layout" svg:width="0.251cm" svg:height="0.248cm" svg:x="6.355cm" svg:y="2.378cm" svg:viewBox="0 0 252 249" svg:d="M202 40c17-27 32-28 45-29 4 0 5-6 5-7 0-3-2-4-5-4-9 0-19 1-29 1-12 0-24-1-35-1-2 0-7 0-7 7 0 4 4 4 6 4 10 1 16 4 16 12 0 5-5 13-5 13l-108 172-24-186c0-6 8-11 24-11 5 0 9 0 9-7 0-3-3-4-5-4-14 0-29 1-44 1-6 0-13 0-19 0-7 0-13-1-19-1-3 0-7 0-7 7 0 4 3 4 9 4 20 0 20 3 21 12l28 218c1 7 2 8 7 8 6 0 7-2 10-7z">
            <text:p/>
          </draw:path>
          <draw:path draw:style-name="gr2" draw:layer="layout" svg:width="0.114cm" svg:height="0.168cm" svg:x="6.553cm" svg:y="2.508cm" svg:viewBox="0 0 115 169" svg:d="M115 85c0-27-3-46-14-64-8-11-24-21-43-21-58 0-58 68-58 85 0 18 0 84 58 84 57 0 57-66 57-84zM58 162c-12 0-27-6-32-27-3-14-3-35-3-53s0-37 3-50c6-20 21-25 32-25 13 0 26 8 30 22s5 32 5 53c0 18 0 37-4 52-5 23-21 28-31 28z">
            <text:p/>
          </draw:path>
          <draw:path draw:style-name="gr2" draw:layer="layout" svg:width="0.134cm" svg:height="0.161cm" svg:x="6.768cm" svg:y="2.461cm" svg:viewBox="0 0 135 162" svg:d="M29 81c0-57 29-72 48-72 3 0 26 0 38 13-14 1-17 12-17 16 0 9 7 16 17 16 9 0 16-6 16-16 0-24-27-38-54-38-44 0-77 38-77 82 0 45 35 80 76 80 48 0 59-42 59-46 0-3-4-3-5-3-3 0-4 1-4 3-11 33-34 37-47 37-18 0-50-15-50-72z">
            <text:p/>
          </draw:path>
          <draw:path draw:style-name="gr2" draw:layer="layout" svg:width="0.156cm" svg:height="0.161cm" svg:x="6.922cm" svg:y="2.461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2" draw:layer="layout" svg:width="0.115cm" svg:height="0.161cm" svg:x="7.1cm" svg:y="2.461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2" draw:layer="layout" svg:width="0.082cm" svg:height="0.351cm" svg:x="7.261cm" svg:y="2.355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layer="layout" svg:width="0.208cm" svg:height="0.159cm" svg:x="7.368cm" svg:y="2.463cm" svg:viewBox="0 0 209 160" svg:d="M209 25c0-16-6-25-14-25-9 0-18 8-18 17 0 3 1 7 5 10 6 6 12 15 12 30 0 14-6 34-17 51-11 15-24 27-41 27-20 0-31-13-34-32 4-9 12-32 12-42 0-4-2-8-6-8-3 0-7 1-10 6-4 7-8 30-8 43-12 17-26 33-48 33-23 0-31-21-31-41 0-44 36-81 36-86 0-4-3-7-6-7-5 0-7 5-10 8-18 26-31 68-31 101 0 24 8 50 37 50 25 0 42-17 54-37 4 21 17 37 39 37 28 0 45-21 58-48 8-17 21-65 21-87z">
            <text:p/>
          </draw:path>
          <draw:path draw:style-name="gr2" draw:layer="layout" svg:width="0.108cm" svg:height="0.224cm" svg:x="7.603cm" svg:y="2.398cm" svg:viewBox="0 0 109 225" svg:d="M65 80h33c7 0 11 0 11-7 0-4-4-4-10-4h-31c13-50 14-57 14-59 0-6-4-10-10-10-1 0-11 0-14 13l-14 56h-33c-7 0-11 0-11 7 0 4 3 4 10 4h31c-25 100-27 106-27 112 0 19 14 33 33 33 36 0 56-52 56-54 0-4-3-4-4-4-3 0-4 1-5 5-16 37-34 45-46 45-8 0-11-4-11-16 0-9 0-11 2-17z">
            <text:p/>
          </draw:path>
          <draw:path draw:style-name="gr2" draw:layer="layout" svg:width="0.234cm" svg:height="0.234cm" svg:x="7.819cm" svg:y="2.414cm" svg:viewBox="0 0 235 235" svg:d="M125 125h98c5 0 12 0 12-7 0-8-7-8-12-8h-98v-98c0-5 0-12-7-12-8 0-8 7-8 12v98h-98c-5 0-12 0-12 8 0 7 7 7 12 7h98v98c0 5 0 12 8 12 7 0 7-7 7-12z">
            <text:p/>
          </draw:path>
          <draw:path draw:style-name="gr2" draw:layer="layout" svg:width="0.197cm" svg:height="0.159cm" svg:x="8.166cm" svg:y="2.46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2" draw:layer="layout" svg:width="0.082cm" svg:height="0.351cm" svg:x="8.397cm" svg:y="2.355cm" svg:viewBox="0 0 83 352" svg:d="M83 176c0-27-4-70-24-110-21-43-52-66-55-66s-4 1-4 4c0 1 0 1 7 8 35 35 55 91 55 164 0 61-13 123-57 167-5 4-5 5-5 6 0 2 1 3 4 3s35-24 56-68c18-39 23-78 23-108z">
            <text:p/>
          </draw:path>
          <draw:path draw:style-name="gr2" draw:layer="layout" svg:width="0.093cm" svg:height="0.236cm" svg:x="5.355cm" svg:y="3.131cm" svg:viewBox="0 0 94 237" svg:d="M91 13c0-7-5-13-14-13s-19 9-19 19c0 6 5 12 14 12 8 0 19-8 19-18zM64 145c4-10 4-11 7-20 3-7 5-12 5-19 0-16-11-29-29-29-34 0-47 51-47 55 0 3 4 3 4 3 4 0 4-1 6-6 10-33 24-44 36-44 3 0 9 0 9 11 0 8-3 15-4 19-3 9-19 50-25 65-3 9-8 21-8 28 0 17 12 29 29 29 34 0 47-51 47-54 0-4-3-4-4-4-4 0-4 1-6 7-6 22-18 43-36 43-6 0-9-3-9-11 0-9 3-14 11-36z">
            <text:p/>
          </draw:path>
          <draw:path draw:style-name="gr2" draw:layer="layout" svg:width="0.082cm" svg:height="0.351cm" svg:x="5.501cm" svg:y="3.1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layer="layout" svg:width="0.108cm" svg:height="0.224cm" svg:x="5.611cm" svg:y="3.144cm" svg:viewBox="0 0 109 225" svg:d="M65 80h33c7 0 11 0 11-7 0-4-4-4-10-4h-31c13-50 14-57 14-59 0-6-4-10-10-10-1 0-11 0-14 13l-14 56h-33c-7 0-11 0-11 7 0 4 3 4 10 4h31c-25 100-27 106-27 112 0 19 14 33 33 33 36 0 56-52 56-54 0-4-3-4-4-4-3 0-4 1-5 5-16 37-34 45-46 45-8 0-11-4-11-16 0-9 0-11 2-17z">
            <text:p/>
          </draw:path>
          <draw:path draw:style-name="gr2" draw:layer="layout" svg:width="0.082cm" svg:height="0.351cm" svg:x="5.75cm" svg:y="3.1cm" svg:viewBox="0 0 83 352" svg:d="M83 176c0-27-4-70-24-110-21-43-52-66-55-66s-4 1-4 4c0 1 0 1 7 8 35 35 55 91 55 164 0 61-13 123-57 167-5 4-5 5-5 6 0 2 1 3 4 3s35-24 56-68c18-39 23-78 23-108z">
            <text:p/>
          </draw:path>
          <draw:path draw:style-name="gr2" draw:layer="layout" svg:width="0.234cm" svg:height="0.082cm" svg:x="5.984cm" svg:y="3.235cm" svg:viewBox="0 0 235 83" svg:d="M223 14c5 0 12 0 12-7s-7-7-12-7h-211c-5 0-12 0-12 7s7 7 12 7zM223 83c5 0 12 0 12-7s-7-7-12-7h-211c-5 0-12 0-12 7s7 7 12 7z">
            <text:p/>
          </draw:path>
          <draw:path draw:style-name="gr2" draw:layer="layout" svg:width="0.251cm" svg:height="0.248cm" svg:x="6.446cm" svg:y="2.886cm" svg:viewBox="0 0 252 249" svg:d="M202 40c17-27 32-28 45-29 4 0 5-6 5-7 0-3-2-4-5-4-9 0-19 1-29 1-12 0-24-1-35-1-2 0-7 0-7 7 0 4 4 4 6 4 10 1 16 4 16 12 0 5-5 13-5 13l-108 172-24-186c0-6 8-11 24-11 5 0 9 0 9-7 0-3-3-4-5-4-14 0-29 1-44 1-6 0-13 0-19 0-7 0-13-1-19-1-3 0-7 0-7 7 0 4 3 4 9 4 20 0 20 3 21 12l28 218c1 7 2 8 7 8 6 0 7-2 10-7z">
            <text:p/>
          </draw:path>
          <draw:path draw:style-name="gr2" draw:layer="layout" svg:width="0.114cm" svg:height="0.168cm" svg:x="6.644cm" svg:y="3.015cm" svg:viewBox="0 0 115 169" svg:d="M115 85c0-27-3-46-14-64-8-11-24-21-43-21-58 0-58 68-58 85 0 18 0 84 58 84 57 0 57-66 57-84zM58 162c-12 0-27-6-32-27-3-14-3-35-3-53s0-37 3-50c6-20 21-25 32-25 13 0 26 8 30 22s5 32 5 53c0 18 0 37-4 52-5 23-21 28-31 28z">
            <text:p/>
          </draw:path>
          <draw:polygon draw:style-name="gr2" draw:layer="layout" svg:width="0.46cm" svg:height="0.014cm" svg:x="6.377cm" svg:y="3.269cm" svg:viewBox="0 0 461 15" draw:points="231,15 0,15 0,0 461,0 461,15">
            <text:p/>
          </draw:polygon>
          <draw:path draw:style-name="gr2" draw:layer="layout" svg:width="0.014cm" svg:height="0.351cm" svg:x="6.419cm" svg:y="3.341cm" svg:viewBox="0 0 15 352" svg:d="M15 13c0-7 0-13-7-13-8 0-8 6-8 13v327c0 6 0 12 8 12 7 0 7-6 7-12z">
            <text:p/>
          </draw:path>
          <draw:path draw:style-name="gr2" draw:layer="layout" svg:width="0.234cm" svg:height="0.24cm" svg:x="6.495cm" svg:y="3.365cm" svg:viewBox="0 0 235 241" svg:d="M234 8c0-1 1-3 1-5 0-3-2-3-9-3h-149c-9 0-9 0-11 7l-19 64c-1 1-1 4-1 5 0 0 0 3 4 3 3 0 4-2 4-3 14-42 32-65 87-65h58l-198 221c0 0-1 5-1 6 0 3 2 3 9 3h153c9 0 9 0 11-7l25-78c1-1 2-4 2-5 0-2-2-4-5-4s-3 1-6 9c-15 48-32 73-92 73h-61z">
            <text:p/>
          </draw:path>
          <draw:path draw:style-name="gr2" draw:layer="layout" svg:width="0.014cm" svg:height="0.351cm" svg:x="6.782cm" svg:y="3.341cm" svg:viewBox="0 0 15 352" svg:d="M15 13c0-7 0-13-7-13-8 0-8 6-8 13v327c0 6 0 12 8 12 7 0 7-6 7-12z">
            <text:p/>
          </draw:path>
          <draw:path draw:style-name="gr2" draw:layer="layout" svg:width="0.134cm" svg:height="0.161cm" svg:x="6.95cm" svg:y="3.206cm" svg:viewBox="0 0 135 162" svg:d="M29 81c0-57 29-72 48-72 3 0 26 0 38 13-14 1-17 12-17 16 0 9 7 16 17 16 9 0 16-6 16-16 0-24-27-38-54-38-44 0-77 38-77 82 0 45 35 80 76 80 48 0 59-42 59-46 0-3-4-3-5-3-3 0-4 1-4 3-11 33-34 37-47 37-18 0-50-15-50-72z">
            <text:p/>
          </draw:path>
          <draw:path draw:style-name="gr2" draw:layer="layout" svg:width="0.156cm" svg:height="0.161cm" svg:x="7.104cm" svg:y="3.206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2" draw:layer="layout" svg:width="0.115cm" svg:height="0.161cm" svg:x="7.282cm" svg:y="3.206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2" draw:layer="layout" svg:width="0.082cm" svg:height="0.351cm" svg:x="7.443cm" svg:y="3.1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layer="layout" svg:width="0.208cm" svg:height="0.159cm" svg:x="7.55cm" svg:y="3.208cm" svg:viewBox="0 0 209 160" svg:d="M209 25c0-16-6-25-14-25-9 0-18 8-18 17 0 3 1 7 5 10 6 6 12 15 12 30 0 14-6 34-17 51-11 15-24 27-41 27-20 0-31-13-34-32 4-9 12-32 12-42 0-4-2-8-6-8-3 0-7 1-10 6-4 7-8 30-8 43-12 17-26 33-48 33-23 0-31-21-31-41 0-44 36-81 36-86 0-4-3-7-6-7-5 0-7 5-10 8-18 26-31 68-31 101 0 24 8 50 37 50 25 0 42-17 54-37 4 21 17 37 39 37 28 0 45-21 58-48 8-17 21-65 21-87z">
            <text:p/>
          </draw:path>
          <draw:path draw:style-name="gr2" draw:layer="layout" svg:width="0.108cm" svg:height="0.224cm" svg:x="7.785cm" svg:y="3.144cm" svg:viewBox="0 0 109 225" svg:d="M65 80h33c7 0 11 0 11-7 0-4-4-4-10-4h-31c13-50 14-57 14-59 0-6-4-10-10-10-1 0-11 0-14 13l-14 56h-33c-7 0-11 0-11 7 0 4 3 4 10 4h31c-25 100-27 106-27 112 0 19 14 33 33 33 36 0 56-52 56-54 0-4-3-4-4-4-3 0-4 1-5 5-16 37-34 45-46 45-8 0-11-4-11-16 0-9 0-11 2-17z">
            <text:p/>
          </draw:path>
          <draw:path draw:style-name="gr2" draw:layer="layout" svg:width="0.234cm" svg:height="0.234cm" svg:x="8.001cm" svg:y="3.159cm" svg:viewBox="0 0 235 235" svg:d="M125 125h98c5 0 12 0 12-7 0-8-7-8-12-8h-98v-98c0-5 0-12-7-12-8 0-8 7-8 12v98h-98c-5 0-12 0-12 8 0 7 7 7 12 7h98v98c0 5 0 12 8 12 7 0 7-7 7-12z">
            <text:p/>
          </draw:path>
          <draw:path draw:style-name="gr2" draw:layer="layout" svg:width="0.197cm" svg:height="0.159cm" svg:x="8.348cm" svg:y="3.20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2" draw:layer="layout" svg:width="0.215cm" svg:height="0.014cm" svg:x="8.667cm" svg:y="3.269cm" svg:viewBox="0 0 216 15" svg:d="M203 15c6 0 13 0 13-7 0-8-7-8-13-8h-191c-6 0-12 0-12 8 0 7 6 7 12 7z">
            <text:p/>
          </draw:path>
          <draw:path draw:style-name="gr2" draw:layer="layout" svg:width="0.184cm" svg:height="0.316cm" svg:x="9.006cm" svg:y="3.12cm" svg:viewBox="0 0 185 317" svg:d="M137 8l1-4c0-1 0-4-4-4s-4 1-5 7l-21 81c-56 2-108 49-108 97 0 34 25 61 68 64-3 11-5 22-8 33-5 17-8 30-8 31 0 4 2 4 4 4s3 0 4-1c0-1 3-10 4-15l13-52c57-2 108-49 108-97 0-28-19-60-68-64zM70 241c-22-1-47-13-47-48 0-43 30-92 83-97zM115 96c27 2 47 18 47 49 0 42-30 92-83 96z">
            <text:p/>
          </draw:path>
          <draw:path draw:style-name="gr2" draw:layer="layout" svg:width="0.176cm" svg:height="0.168cm" svg:x="9.218cm" svg:y="3.248cm" svg:viewBox="0 0 177 169" svg:d="M174 10c2-2 3-4 3-7s-2-3-6-3h-116c-6 0-7 0-8 5l-14 44c-1 3-1 4-1 4 0 2 1 4 4 4 4 0 4-2 5-4 12-35 31-44 63-44h44l-144 149c-2 2-4 4-4 8 0 3 2 3 7 3h119c7 0 7 0 9-5l17-55c1-3 1-4 1-4 0 0 0-4-4-4-3 0-3 1-5 7-11 34-24 51-67 51h-47z">
            <text:p/>
          </draw:path>
          <draw:path draw:style-name="gr2" draw:layer="layout" svg:width="0.082cm" svg:height="0.351cm" svg:x="9.445cm" svg:y="3.1cm" svg:viewBox="0 0 83 352" svg:d="M83 176c0-27-4-70-24-110-21-43-52-66-55-66s-4 1-4 4c0 1 0 1 7 8 35 35 55 91 55 164 0 61-13 123-57 167-5 4-5 5-5 6 0 2 1 3 4 3s35-24 56-68c18-39 23-78 23-108z">
            <text:p/>
          </draw:path>
          <draw:path draw:style-name="gr2" draw:layer="layout" svg:width="0.234cm" svg:height="0.082cm" svg:x="5.984cm" svg:y="3.999cm" svg:viewBox="0 0 235 83" svg:d="M223 14c5 0 12 0 12-7s-7-7-12-7h-211c-5 0-12 0-12 7s7 7 12 7zM223 83c5 0 12 0 12-7s-7-7-12-7h-211c-5 0-12 0-12 7s7 7 12 7z">
            <text:p/>
          </draw:path>
          <draw:path draw:style-name="gr2" draw:layer="layout" svg:width="0.163cm" svg:height="0.24cm" svg:x="6.347cm" svg:y="3.888cm" svg:viewBox="0 0 164 241" svg:d="M120 27c3-13 4-16 32-16 9 0 12 0 12-7 0-4-4-4-6-4-10 0-36 1-46 1-11 0-37-1-47-1-3 0-7 0-7 7 0 4 3 4 10 4 14 0 24 0 24 7 0 1 0 2-1 5l-48 191c-3 13-4 16-32 16-8 0-11 0-11 7 0 4 4 4 5 4 11 0 36-1 47-1 10 0 36 1 47 1 3 0 7 0 7-7 0-4-3-4-11-4-6 0-8 0-15-1-7 0-9-2-9-6 0-2 1-5 2-8z">
            <text:p/>
          </draw:path>
          <draw:path draw:style-name="gr2" draw:layer="layout" svg:width="0.114cm" svg:height="0.168cm" svg:x="6.502cm" svg:y="4.018cm" svg:viewBox="0 0 115 169" svg:d="M115 85c0-27-3-46-14-64-8-11-24-21-43-21-58 0-58 68-58 85 0 18 0 84 58 84 57 0 57-66 57-84zM58 162c-12 0-27-6-32-27-3-14-3-35-3-53s0-37 3-50c6-20 21-25 32-25 13 0 26 8 30 22s5 32 5 53c0 18 0 37-4 52-5 23-21 28-31 28z">
            <text:p/>
          </draw:path>
          <draw:path draw:style-name="gr2" draw:layer="layout" svg:width="0.134cm" svg:height="0.161cm" svg:x="6.718cm" svg:y="3.971cm" svg:viewBox="0 0 135 162" svg:d="M29 81c0-57 29-72 48-72 3 0 26 0 38 13-14 1-17 12-17 16 0 9 7 16 17 16 9 0 16-6 16-16 0-24-27-38-54-38-44 0-77 38-77 82 0 45 35 80 76 80 48 0 59-42 59-46 0-3-4-3-5-3-3 0-4 1-4 3-11 33-34 37-47 37-18 0-50-15-50-72z">
            <text:p/>
          </draw:path>
          <draw:path draw:style-name="gr2" draw:layer="layout" svg:width="0.156cm" svg:height="0.161cm" svg:x="6.872cm" svg:y="3.971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2" draw:layer="layout" svg:width="0.115cm" svg:height="0.161cm" svg:x="7.049cm" svg:y="3.971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2" draw:layer="layout" svg:width="0.082cm" svg:height="0.351cm" svg:x="7.211cm" svg:y="3.865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layer="layout" svg:width="0.208cm" svg:height="0.159cm" svg:x="7.317cm" svg:y="3.973cm" svg:viewBox="0 0 209 160" svg:d="M209 25c0-16-6-25-14-25-9 0-18 8-18 17 0 3 1 7 5 10 6 6 12 15 12 30 0 14-6 34-17 51-11 15-24 27-41 27-20 0-31-13-34-32 4-9 12-32 12-42 0-4-2-8-6-8-3 0-7 1-10 6-4 7-8 30-8 43-12 17-26 33-48 33-23 0-31-21-31-41 0-44 36-81 36-86 0-4-3-7-6-7-5 0-7 5-10 8-18 26-31 68-31 101 0 24 8 50 37 50 25 0 42-17 54-37 4 21 17 37 39 37 28 0 45-21 58-48 8-17 21-65 21-87z">
            <text:p/>
          </draw:path>
          <draw:path draw:style-name="gr2" draw:layer="layout" svg:width="0.108cm" svg:height="0.224cm" svg:x="7.552cm" svg:y="3.908cm" svg:viewBox="0 0 109 225" svg:d="M65 80h33c7 0 11 0 11-7 0-4-4-4-10-4h-31c13-50 14-57 14-59 0-6-4-10-10-10-1 0-11 0-14 13l-14 56h-33c-7 0-11 0-11 7 0 4 3 4 10 4h31c-25 100-27 106-27 112 0 19 14 33 33 33 36 0 56-52 56-54 0-4-3-4-4-4-3 0-4 1-5 5-16 37-34 45-46 45-8 0-11-4-11-16 0-9 0-11 2-17z">
            <text:p/>
          </draw:path>
          <draw:path draw:style-name="gr2" draw:layer="layout" svg:width="0.234cm" svg:height="0.234cm" svg:x="7.769cm" svg:y="3.923cm" svg:viewBox="0 0 235 235" svg:d="M125 125h98c5 0 12 0 12-7 0-8-7-8-12-8h-98v-98c0-5 0-12-7-12-8 0-8 7-8 12v98h-98c-5 0-12 0-12 8 0 7 7 7 12 7h98v98c0 5 0 12 8 12 7 0 7-7 7-12z">
            <text:p/>
          </draw:path>
          <draw:path draw:style-name="gr2" draw:layer="layout" svg:width="0.197cm" svg:height="0.159cm" svg:x="8.115cm" svg:y="3.97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2" draw:layer="layout" svg:width="0.215cm" svg:height="0.014cm" svg:x="8.434cm" svg:y="4.033cm" svg:viewBox="0 0 216 15" svg:d="M203 15c6 0 13 0 13-7 0-8-7-8-13-8h-191c-6 0-12 0-12 8 0 7 6 7 12 7z">
            <text:p/>
          </draw:path>
          <draw:path draw:style-name="gr2" draw:layer="layout" svg:width="0.184cm" svg:height="0.316cm" svg:x="8.774cm" svg:y="3.884cm" svg:viewBox="0 0 185 317" svg:d="M137 8l1-4c0-1 0-4-4-4s-4 1-5 7l-21 81c-56 2-108 49-108 97 0 34 25 61 68 64-3 11-5 22-8 33-5 17-8 30-8 31 0 4 2 4 4 4s3 0 4-1c0-1 3-10 4-15l13-52c57-2 108-49 108-97 0-28-19-60-68-64zM70 241c-22-1-47-13-47-48 0-43 30-92 83-97zM115 96c27 2 47 18 47 49 0 42-30 92-83 96z">
            <text:p/>
          </draw:path>
          <draw:path draw:style-name="gr2" draw:layer="layout" svg:width="0.176cm" svg:height="0.168cm" svg:x="8.985cm" svg:y="4.013cm" svg:viewBox="0 0 177 169" svg:d="M174 10c2-2 3-4 3-7s-2-3-6-3h-116c-6 0-7 0-8 5l-14 44c-1 3-1 4-1 4 0 2 1 4 4 4 4 0 4-2 5-4 12-35 31-44 63-44h44l-144 149c-2 2-4 4-4 8 0 3 2 3 7 3h119c7 0 7 0 9-5l17-55c1-3 1-4 1-4 0 0 0-4-4-4-3 0-3 1-5 7-11 34-24 51-67 51h-47z">
            <text:p/>
          </draw:path>
          <draw:path draw:style-name="gr2" draw:layer="layout" svg:width="0.082cm" svg:height="0.351cm" svg:x="9.212cm" svg:y="3.865cm" svg:viewBox="0 0 83 352" svg:d="M83 176c0-27-4-70-24-110-21-43-52-66-55-66s-4 1-4 4c0 1 0 1 7 8 35 35 55 91 55 164 0 61-13 123-57 167-5 4-5 5-5 6 0 2 1 3 4 3s35-24 56-68c18-39 23-78 23-108z">
            <text:p/>
          </draw:path>
        </draw:g>
        <draw:frame draw:style-name="gr3" draw:text-style-name="P1" draw:layer="layout" svg:width="3.294cm" svg:height="2.031cm" svg:x="1.28cm" svg:y="1.406cm">
          <draw:image xlink:href="Pictures/20000002000000C100000077EE12A789.eps" xlink:type="simple" xlink:show="embed" xlink:actuate="onLoad">
            <text:p/>
          </draw:image>
        </draw:frame>
        <draw:g>
          <svg:title>TexMaths</svg:title>
          <svg:desc>12§display§R§svg§600§FALSE</svg:desc>
          <draw:polygon draw:style-name="gr1" draw:layer="layout" svg:width="0.324cm" svg:height="0.288cm" svg:x="2.906cm" svg:y="1.005cm" svg:viewBox="0 0 325 289" draw:points="162,289 0,289 0,0 325,0 325,289">
            <text:p/>
          </draw:polygon>
          <draw:path draw:style-name="gr2" draw:layer="layout" svg:width="0.301cm" svg:height="0.298cm" svg:x="2.923cm" svg:y="1.005cm" svg:viewBox="0 0 302 299" svg:d="M142 29c2-10 3-15 12-16 3 0 16 0 25 0 30 0 76 0 76 42 0 15-6 43-22 60-11 11-34 24-72 24h-47zM203 145c42-9 92-38 92-81 0-36-37-64-94-64h-119c-9 0-12 0-12 8 0 5 3 5 10 5 2 0 10 0 17 1 7 0 11 2 11 6 0 3 0 4-1 9l-57 227c-4 17-6 20-38 20-8 0-12 0-12 9 0 4 5 4 6 4 12 0 42-1 53-1 12 0 42 1 54 1 3 0 8 0 8-8 0-5-3-5-12-5-15 0-27 0-27-7 0-2 1-5 2-7l28-113h50c38 0 45 24 45 38 0 8-3 21-6 30-2 12-6 28-6 36 0 46 51 46 57 46 36 0 50-43 50-49 0-5-5-5-5-5-3 0-4 2-6 6-10 31-28 38-38 38-14 0-17-9-17-26 0-12 3-34 4-48 1-6 2-13 2-19 0-33-29-46-39-51z">
            <text:p/>
          </draw:path>
        </draw:g>
        <draw:g>
          <svg:title>TexMaths</svg:title>
          <svg:desc>12§display§j X§svg§600§FALSE</svg:desc>
          <draw:polygon draw:style-name="gr1" draw:layer="layout" svg:width="0.581cm" svg:height="0.371cm" svg:x="3.665cm" svg:y="2.269cm" svg:viewBox="0 0 582 372" draw:points="290,372 0,372 0,0 582,0 582,372">
            <text:p/>
          </draw:polygon>
          <draw:path draw:style-name="gr2" draw:layer="layout" svg:width="0.173cm" svg:height="0.365cm" svg:x="3.659cm" svg:y="2.279cm" svg:viewBox="0 0 174 366" svg:d="M174 16c0-9-6-16-16-16-9 0-22 10-22 23 0 8 6 14 15 14 12 0 23-11 23-21zM89 302c-9 32-29 56-53 56-2 0-8 0-16-5 12-2 20-13 20-21s-5-16-17-16c-11 0-23 10-23 25 0 17 17 25 37 25 30 0 70-21 81-63l38-155c2-9 2-15 2-16 0-24-18-40-39-40-43 0-67 62-67 67 0 3 4 3 4 3 5 0 5 0 9-8 11-27 30-52 53-52 6 0 14 1 14 19 0 10-1 15-4 22z">
            <text:p/>
          </draw:path>
          <draw:path draw:style-name="gr2" draw:layer="layout" svg:width="0.348cm" svg:height="0.289cm" svg:x="3.874cm" svg:y="2.269cm" svg:viewBox="0 0 349 290" svg:d="M194 115l-36-84c-1-3-2-5-2-6 0-2 7-11 25-12 4 0 9-1 9-8 0-5-5-5-6-5-18 0-36 1-54 1-11 0-36-1-47-1-3 0-9 0-9 8 0 5 5 5 11 5 25 0 28 4 31 13l51 119-90 96-5 5c-22 22-41 29-62 30-6 0-10 0-10 9 0 1 0 5 6 5 12 0 26-2 40-2 15 0 32 2 46 2 3 0 9 0 9-9 0-5-5-5-6-5-4 0-17-1-17-13 0-6 7-13 12-19l43-46 37-41 44 101c2 5 2 5 2 6 0 4-8 11-25 12-4 0-9 1-9 9 0 5 5 5 8 5 12 0 40-2 52-2 11 0 36 2 47 2 4 0 9 0 9-9 0-5-5-5-8-5-28 0-30-1-37-18-17-39-44-105-54-131 29-30 73-80 87-92 12-11 28-21 54-22 4 0 9 0 9-8 0 0 0-5-6-5-13 0-26 1-39 1-16 0-33-1-47-1-3 0-9 0-9 8 0 4 3 5 5 5 4 0 17 1 17 13 0 6-5 11-7 16z">
            <text:p/>
          </draw:path>
        </draw:g>
        <draw:g>
          <svg:title>TexMaths</svg:title>
          <svg:desc>12§display§v(t)§svg§600§FALSE</svg:desc>
          <draw:polygon draw:style-name="gr1" draw:layer="layout" svg:width="0.7cm" svg:height="0.421cm" svg:x="0.447cm" svg:y="2.246cm" svg:viewBox="0 0 701 422" draw:points="351,422 0,422 0,0 701,0 701,422">
            <text:p/>
          </draw:polygon>
          <draw:path draw:style-name="gr2" draw:layer="layout" svg:width="0.185cm" svg:height="0.191cm" svg:x="0.459cm" svg:y="2.375cm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
            <text:p/>
          </draw:path>
          <draw:path draw:style-name="gr2" draw:layer="layout" svg:width="0.099cm" svg:height="0.421cm" svg:x="0.709cm" svg:y="2.246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2" draw:layer="layout" svg:width="0.13cm" svg:height="0.269cm" svg:x="0.841cm" svg:y="2.299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2" draw:layer="layout" svg:width="0.099cm" svg:height="0.421cm" svg:x="1.008cm" svg:y="2.246cm" svg:viewBox="0 0 100 422" svg:d="M100 211c0-32-5-84-29-132-25-51-63-79-66-79-4 0-5 1-5 5 0 1 0 1 8 9 42 42 66 109 66 197 0 73-15 147-68 200-6 5-6 6-6 7 0 3 1 4 5 4 3 0 42-29 67-82 22-46 28-93 28-12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5T11:51:42.283960396</dc:date>
    <dc:creator>khalid </dc:creator>
    <meta:editing-duration>PT17M44S</meta:editing-duration>
    <meta:editing-cycles>7</meta:editing-cycles>
    <meta:generator>LibreOffice/4.2.6.3$Linux_x86 LibreOffice_project/420m0$Build-3</meta:generator>
    <meta:document-statistic meta:object-count="98"/>
  </office:meta>
</office:document-meta>
</file>